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3333" draw:marker-start-width="0.321cm" draw:marker-end-width="0.321cm" draw:fill-color="#ffffff" draw:textarea-horizontal-align="justify" draw:textarea-vertical-align="middle" draw:auto-grow-height="false" fo:min-height="22.594cm" fo:min-width="14.171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3333" draw:marker-start-width="0.321cm" draw:marker-end-width="0.321cm" draw:fill-color="#ffffff" draw:textarea-horizontal-align="justify" draw:textarea-vertical-align="middle" draw:auto-grow-height="false" fo:min-height="21.667cm" fo:min-width="3.729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3333" draw:marker-start-width="0.321cm" draw:marker-end-width="0.321cm" draw:fill-color="#ffffff" draw:textarea-horizontal-align="justify" draw:textarea-vertical-align="middle" draw:auto-grow-height="false" fo:min-height="2.077cm" fo:min-width="9.097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3333" draw:marker-start-width="0.321cm" draw:marker-end-width="0.321cm" draw:fill-color="#ffffff" draw:textarea-horizontal-align="justify" draw:textarea-vertical-align="middle" draw:auto-grow-height="false" fo:min-height="1.577cm" fo:min-width="3.721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3333" draw:marker-start-width="0.321cm" draw:marker-end-width="0.321cm" draw:fill-color="#ffffff" draw:textarea-horizontal-align="justify" draw:textarea-vertical-align="middle" draw:auto-grow-height="false" fo:min-height="0.459cm" fo:min-width="1.764cm" fo:padding-top="0.165cm" fo:padding-bottom="0.165cm" fo:padding-left="0.29cm" fo:padding-right="0.29cm"/>
    </style:style>
    <style:style style:name="gr6" style:family="graphic" style:parent-style-name="standard">
      <style:graphic-properties draw:stroke="none" draw:fill="none" fo:min-height="3.773cm"/>
    </style:style>
    <style:style style:name="gr7" style:family="graphic" style:parent-style-name="standard">
      <style:graphic-properties draw:stroke="none" draw:fill="none" fo:min-height="3.326cm"/>
    </style:style>
    <style:style style:name="gr8" style:family="graphic" style:parent-style-name="standard">
      <style:graphic-properties draw:stroke="none" draw:fill="none" fo:min-height="5.009cm"/>
    </style:style>
    <style:style style:name="gr9" style:family="graphic" style:parent-style-name="standard">
      <style:graphic-properties svg:stroke-width="0.081cm" svg:stroke-color="#003333" draw:marker-start-width="0.321cm" draw:marker-end-width="0.321cm" draw:fill-color="#ffffff" draw:textarea-horizontal-align="justify" draw:textarea-vertical-align="middle" draw:auto-grow-height="false" fo:min-height="22.604cm" fo:min-width="14.181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003333" draw:marker-start-width="0.321cm" draw:marker-end-width="0.321cm" draw:fill-color="#ffffff" draw:textarea-horizontal-align="justify" draw:textarea-vertical-align="middle" draw:auto-grow-height="false" fo:min-height="21.676cm" fo:min-width="3.731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003333" draw:marker-start-width="0.321cm" draw:marker-end-width="0.321cm" draw:fill-color="#ffffff" draw:textarea-horizontal-align="justify" draw:textarea-vertical-align="middle" draw:auto-grow-height="false" fo:min-height="2.078cm" fo:min-width="9.1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003333" draw:marker-start-width="0.321cm" draw:marker-end-width="0.321cm" draw:fill-color="#ffffff" draw:textarea-horizontal-align="justify" draw:textarea-vertical-align="middle" draw:auto-grow-height="false" fo:min-height="1.579cm" fo:min-width="3.725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003333" draw:marker-start-width="0.321cm" draw:marker-end-width="0.321cm" draw:fill-color="#ffffff" draw:textarea-horizontal-align="justify" draw:textarea-vertical-align="middle" draw:auto-grow-height="false" fo:min-height="0.461cm" fo:min-width="1.767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003333" draw:marker-start-width="0.321cm" draw:marker-end-width="0.321cm" draw:fill-color="#ffffff" draw:textarea-horizontal-align="justify" draw:textarea-vertical-align="middle" draw:auto-grow-height="false" fo:min-height="0.463cm" fo:min-width="1.767cm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svg:stroke-color="#003333" draw:marker-start-width="0.321cm" draw:marker-end-width="0.321cm" draw:fill-color="#ffffff" draw:textarea-horizontal-align="justify" draw:textarea-vertical-align="middle" draw:auto-grow-height="false" fo:min-height="2.079cm" fo:min-width="9.1cm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003333" draw:marker-start-width="0.321cm" draw:marker-end-width="0.321cm" draw:fill-color="#ffffff" draw:textarea-horizontal-align="justify" draw:textarea-vertical-align="middle" draw:auto-grow-height="false" fo:min-height="1.578cm" fo:min-width="3.725cm" fo:padding-top="0.165cm" fo:padding-bottom="0.165cm" fo:padding-left="0.29cm" fo:padding-right="0.29cm"/>
    </style:style>
    <style:style style:name="gr17" style:family="graphic" style:parent-style-name="standard">
      <style:graphic-properties svg:stroke-width="0.081cm" svg:stroke-color="#003333" draw:marker-start-width="0.321cm" draw:marker-end-width="0.321cm" draw:fill-color="#ffffff" draw:textarea-horizontal-align="justify" draw:textarea-vertical-align="middle" draw:auto-grow-height="false" fo:min-height="0.459cm" fo:min-width="1.767cm" fo:padding-top="0.165cm" fo:padding-bottom="0.165cm" fo:padding-left="0.29cm" fo:padding-right="0.29cm"/>
    </style:style>
    <style:style style:name="gr18" style:family="graphic" style:parent-style-name="standard">
      <style:graphic-properties svg:stroke-width="0.081cm" svg:stroke-color="#003333" draw:marker-start-width="0.321cm" draw:marker-end-width="0.321cm" draw:fill-color="#ffffff" draw:textarea-horizontal-align="justify" draw:textarea-vertical-align="middle" draw:auto-grow-height="false" fo:min-height="0.46cm" fo:min-width="1.767cm" fo:padding-top="0.165cm" fo:padding-bottom="0.165cm" fo:padding-left="0.29cm" fo:padding-right="0.29cm"/>
    </style:style>
    <style:style style:name="gr19" style:family="graphic" style:parent-style-name="standard">
      <style:graphic-properties svg:stroke-width="0.081cm" svg:stroke-color="#003333" draw:marker-start-width="0.321cm" draw:marker-end-width="0.321cm" draw:fill-color="#ffffff" draw:textarea-horizontal-align="justify" draw:textarea-vertical-align="middle" draw:auto-grow-height="false" fo:min-height="2.076cm" fo:min-width="9.1cm" fo:padding-top="0.165cm" fo:padding-bottom="0.165cm" fo:padding-left="0.29cm" fo:padding-right="0.29cm"/>
    </style:style>
    <style:style style:name="gr20" style:family="graphic" style:parent-style-name="standard">
      <style:graphic-properties draw:stroke="none" draw:fill="none" fo:min-height="5.01cm"/>
    </style:style>
    <style:style style:name="gr21" style:family="graphic" style:parent-style-name="standard">
      <style:graphic-properties svg:stroke-width="0.081cm" svg:stroke-color="#003333" draw:marker-start-width="0.321cm" draw:marker-end-width="0.321cm" draw:fill-color="#ffffff" draw:textarea-horizontal-align="justify" draw:textarea-vertical-align="middle" draw:auto-grow-height="false" fo:min-height="2.077cm" fo:min-width="9.1cm" fo:padding-top="0.165cm" fo:padding-bottom="0.165cm" fo:padding-left="0.29cm" fo:padding-right="0.29cm"/>
    </style:style>
    <style:style style:name="gr22" style:family="graphic" style:parent-style-name="standard">
      <style:graphic-properties svg:stroke-width="0.081cm" svg:stroke-color="#003333" draw:marker-start-width="0.321cm" draw:marker-end-width="0.321cm" draw:fill-color="#ffffff" draw:textarea-horizontal-align="justify" draw:textarea-vertical-align="middle" draw:auto-grow-height="false" fo:min-height="1.577cm" fo:min-width="3.725cm" fo:padding-top="0.165cm" fo:padding-bottom="0.165cm" fo:padding-left="0.29cm" fo:padding-right="0.2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style:font-name="Cambria" fo:font-size="18pt"/>
    </style:style>
    <style:style style:name="P3" style:family="paragraph">
      <loext:graphic-properties draw:fill-color="#ffffff"/>
      <style:paragraph-properties fo:text-align="center"/>
      <style:text-properties style:font-name="Cambria" fo:font-size="18pt"/>
    </style:style>
    <style:style style:name="P4" style:family="paragraph">
      <style:paragraph-properties fo:text-align="center"/>
      <style:text-properties style:font-name="Cambria"/>
    </style:style>
    <style:style style:name="P5" style:family="paragraph">
      <loext:graphic-properties draw:fill-color="#ffffff"/>
      <style:paragraph-properties fo:text-align="center"/>
      <style:text-properties style:font-name="Cambria"/>
    </style:style>
    <style:style style:name="P6" style:family="paragraph">
      <loext:graphic-properties draw:fill-color="#ffffff"/>
      <style:paragraph-properties fo:text-align="center"/>
      <style:text-properties style:font-name="Cambria" fo:font-size="22pt" style:font-size-asian="22pt" style:font-size-complex="22pt"/>
    </style:style>
    <style:style style:name="P7" style:family="paragraph">
      <style:paragraph-properties fo:text-align="end"/>
      <style:text-properties style:font-name="Cambria" fo:font-weight="bold" style:font-weight-asian="bold" style:font-weight-complex="bold"/>
    </style:style>
    <style:style style:name="P8" style:family="paragraph">
      <loext:graphic-properties draw:fill="none"/>
      <style:paragraph-properties fo:text-align="end"/>
      <style:text-properties style:font-name="Cambria" fo:font-weight="bold" style:font-weight-asian="bold" style:font-weight-complex="bold"/>
    </style:style>
    <style:style style:name="P9" style:family="paragraph">
      <loext:graphic-properties draw:fill="none"/>
      <style:paragraph-properties fo:text-align="center"/>
      <style:text-properties style:font-name="Cambria"/>
    </style:style>
    <style:style style:name="T1" style:family="text">
      <style:text-properties style:font-name="Cambria" fo:font-size="36pt" style:font-size-asian="36pt" style:font-size-complex="36pt"/>
    </style:style>
    <style:style style:name="T2" style:family="text">
      <style:text-properties style:font-name="Cambria" fo:font-size="22pt" style:font-size-asian="22pt" style:font-size-complex="22pt"/>
    </style:style>
    <style:style style:name="T3" style:family="text">
      <style:text-properties style:font-name="Cambria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969cm" svg:height="23.142cm" svg:x="0.5cm" svg:y="1.237cm">
          <text:p/>
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.373cm" svg:height="22.061cm" svg:x="10.795cm" svg:y="1.704cm">
          <text:p text:style-name="P2"><text:span text:style-name="T1">L3</text:span></text:p>
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" draw:text-style-name="P1" draw:layer="layout" svg:width="9.711cm" svg:height="2.441cm" svg:x="0.823cm" svg:y="1.734cm">
            <text:p/>
  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4.329cm" svg:height="1.935cm" svg:x="5.903cm" svg:y="1.934cm">
            <text:p text:style-name="P4"><text:span text:style-name="T2">L2</text:span></text:p>
  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5" draw:layer="layout" svg:width="2.354cm" svg:height="0.799cm" svg:x="3.303cm" svg:y="3.07cm">
            <text:p text:style-name="P4"><text:span text:style-name="T2">L1 D</text:span></text:p>
  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6" draw:layer="layout" svg:width="2.354cm" svg:height="0.799cm" svg:x="3.303cm" svg:y="1.952cm">
            <text:p text:style-name="P4"><text:span text:style-name="T2">L1 I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8" draw:layer="layout" svg:width="1.763cm" svg:height="4.023cm" svg:x="0.534cm" svg:y="1.751cm">
            <draw:text-box>
              <text:p text:style-name="P7"><text:span text:style-name="T3">0</text:span></text:p>
              <text:p text:style-name="P7"><text:span text:style-name="T3">16</text:span></text:p>
            </draw:text-box>
          </draw:frame>
          <draw:frame draw:style-name="gr7" draw:text-style-name="P9" draw:layer="layout" svg:width="2.881cm" svg:height="3.576cm" draw:transform="rotate (1.5707963267949) translate (2.066cm 4.432cm)">
            <draw:text-box>
              <text:p text:style-name="P4"><text:span text:style-name="T2">CPU</text:span></text:p>
            </draw:text-box>
          </draw:frame>
        </draw:g>
        <draw:g>
          <draw:custom-shape draw:style-name="gr3" draw:text-style-name="P1" draw:layer="layout" svg:width="9.711cm" svg:height="2.441cm" svg:x="0.823cm" svg:y="4.524cm">
            <text:p/>
  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4.329cm" svg:height="1.935cm" svg:x="5.903cm" svg:y="4.724cm">
            <text:p text:style-name="P4"><text:span text:style-name="T2">L2</text:span></text:p>
  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5" draw:layer="layout" svg:width="2.354cm" svg:height="0.799cm" svg:x="3.303cm" svg:y="5.86cm">
            <text:p text:style-name="P4"><text:span text:style-name="T2">L1 D</text:span></text:p>
  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6" draw:layer="layout" svg:width="2.354cm" svg:height="0.799cm" svg:x="3.303cm" svg:y="4.742cm">
            <text:p text:style-name="P4"><text:span text:style-name="T2">L1 I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8" draw:layer="layout" svg:width="1.763cm" svg:height="4.023cm" svg:x="0.534cm" svg:y="4.541cm">
            <draw:text-box>
              <text:p text:style-name="P7"><text:span text:style-name="T3">2</text:span></text:p>
              <text:p text:style-name="P7"><text:span text:style-name="T3">18</text:span></text:p>
            </draw:text-box>
          </draw:frame>
          <draw:frame draw:style-name="gr7" draw:text-style-name="P9" draw:layer="layout" svg:width="2.881cm" svg:height="3.576cm" draw:transform="rotate (1.5707963267949) translate (2.066cm 7.222cm)">
            <draw:text-box>
              <text:p text:style-name="P4"><text:span text:style-name="T2">CPU</text:span></text:p>
            </draw:text-box>
          </draw:frame>
        </draw:g>
        <draw:g>
          <draw:custom-shape draw:style-name="gr3" draw:text-style-name="P1" draw:layer="layout" svg:width="9.711cm" svg:height="2.441cm" svg:x="0.823cm" svg:y="15.684cm">
            <text:p/>
  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4.329cm" svg:height="1.935cm" svg:x="5.903cm" svg:y="15.884cm">
            <text:p text:style-name="P4"><text:span text:style-name="T2">L2</text:span></text:p>
  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5" draw:layer="layout" svg:width="2.354cm" svg:height="0.799cm" svg:x="3.303cm" svg:y="17.02cm">
            <text:p text:style-name="P4"><text:span text:style-name="T2">L1 D</text:span></text:p>
  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6" draw:layer="layout" svg:width="2.354cm" svg:height="0.799cm" svg:x="3.303cm" svg:y="15.902cm">
            <text:p text:style-name="P4"><text:span text:style-name="T2">L1 I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text-style-name="P8" draw:layer="layout" svg:width="1.763cm" svg:height="5.259cm" svg:x="0.534cm" svg:y="15.701cm">
            <draw:text-box>
              <text:p text:style-name="P7"><text:span text:style-name="T3">10</text:span></text:p>
              <text:p text:style-name="P7"><text:span text:style-name="T3">26</text:span></text:p>
            </draw:text-box>
          </draw:frame>
          <draw:frame draw:style-name="gr7" draw:text-style-name="P9" draw:layer="layout" svg:width="2.881cm" svg:height="3.576cm" draw:transform="rotate (1.5707963267949) translate (2.066cm 18.382cm)">
            <draw:text-box>
              <text:p text:style-name="P4"><text:span text:style-name="T2">CPU</text:span></text:p>
            </draw:text-box>
          </draw:frame>
        </draw:g>
        <draw:g>
          <draw:custom-shape draw:style-name="gr3" draw:text-style-name="P1" draw:layer="layout" svg:width="9.711cm" svg:height="2.441cm" svg:x="0.823cm" svg:y="18.476cm">
            <text:p/>
  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4.329cm" svg:height="1.935cm" svg:x="5.903cm" svg:y="18.676cm">
            <text:p text:style-name="P4"><text:span text:style-name="T2">L2</text:span></text:p>
  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5" draw:layer="layout" svg:width="2.354cm" svg:height="0.799cm" svg:x="3.303cm" svg:y="19.812cm">
            <text:p text:style-name="P4"><text:span text:style-name="T2">L1 D</text:span></text:p>
  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6" draw:layer="layout" svg:width="2.354cm" svg:height="0.799cm" svg:x="3.303cm" svg:y="18.694cm">
            <text:p text:style-name="P4"><text:span text:style-name="T2">L1 I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text-style-name="P8" draw:layer="layout" svg:width="1.763cm" svg:height="5.259cm" svg:x="0.534cm" svg:y="18.493cm">
            <draw:text-box>
              <text:p text:style-name="P7"><text:span text:style-name="T3">12</text:span></text:p>
              <text:p text:style-name="P7"><text:span text:style-name="T3">28</text:span></text:p>
            </draw:text-box>
          </draw:frame>
          <draw:frame draw:style-name="gr7" draw:text-style-name="P9" draw:layer="layout" svg:width="2.881cm" svg:height="3.576cm" draw:transform="rotate (1.5707963267949) translate (2.066cm 21.174cm)">
            <draw:text-box>
              <text:p text:style-name="P4"><text:span text:style-name="T2">CPU</text:span></text:p>
            </draw:text-box>
          </draw:frame>
        </draw:g>
        <draw:g>
          <draw:custom-shape draw:style-name="gr3" draw:text-style-name="P1" draw:layer="layout" svg:width="9.711cm" svg:height="2.441cm" svg:x="0.823cm" svg:y="21.266cm">
            <text:p/>
  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4.329cm" svg:height="1.935cm" svg:x="5.903cm" svg:y="21.466cm">
            <text:p text:style-name="P4"><text:span text:style-name="T2">L2</text:span></text:p>
  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5" draw:layer="layout" svg:width="2.354cm" svg:height="0.799cm" svg:x="3.303cm" svg:y="22.602cm">
            <text:p text:style-name="P4"><text:span text:style-name="T2">L1 D</text:span></text:p>
  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6" draw:layer="layout" svg:width="2.354cm" svg:height="0.799cm" svg:x="3.303cm" svg:y="21.484cm">
            <text:p text:style-name="P4"><text:span text:style-name="T2">L1 I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text-style-name="P8" draw:layer="layout" svg:width="1.763cm" svg:height="5.259cm" svg:x="0.534cm" svg:y="21.283cm">
            <draw:text-box>
              <text:p text:style-name="P7"><text:span text:style-name="T3">14</text:span></text:p>
              <text:p text:style-name="P7"><text:span text:style-name="T3">30</text:span></text:p>
            </draw:text-box>
          </draw:frame>
          <draw:frame draw:style-name="gr7" draw:text-style-name="P9" draw:layer="layout" svg:width="2.881cm" svg:height="3.576cm" draw:transform="rotate (1.5707963267949) translate (2.066cm 23.964cm)">
            <draw:text-box>
              <text:p text:style-name="P4"><text:span text:style-name="T2">CPU</text:span></text:p>
            </draw:text-box>
          </draw:frame>
        </draw:g>
        <draw:g>
          <draw:custom-shape draw:style-name="gr3" draw:text-style-name="P1" draw:layer="layout" svg:width="9.711cm" svg:height="2.441cm" svg:x="0.823cm" svg:y="12.895cm">
            <text:p/>
  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4.329cm" svg:height="1.935cm" svg:x="5.903cm" svg:y="13.095cm">
            <text:p text:style-name="P4"><text:span text:style-name="T2">L2</text:span></text:p>
  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5" draw:layer="layout" svg:width="2.354cm" svg:height="0.799cm" svg:x="3.303cm" svg:y="14.231cm">
            <text:p text:style-name="P4"><text:span text:style-name="T2">L1 D</text:span></text:p>
  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6" draw:layer="layout" svg:width="2.354cm" svg:height="0.799cm" svg:x="3.303cm" svg:y="13.113cm">
            <text:p text:style-name="P4"><text:span text:style-name="T2">L1 I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8" draw:layer="layout" svg:width="1.763cm" svg:height="4.023cm" svg:x="0.534cm" svg:y="12.912cm">
            <draw:text-box>
              <text:p text:style-name="P7"><text:span text:style-name="T3">8</text:span></text:p>
              <text:p text:style-name="P7"><text:span text:style-name="T3">24</text:span></text:p>
            </draw:text-box>
          </draw:frame>
          <draw:frame draw:style-name="gr7" draw:text-style-name="P9" draw:layer="layout" svg:width="2.881cm" svg:height="3.576cm" draw:transform="rotate (1.5707963267949) translate (2.066cm 15.593cm)">
            <draw:text-box>
              <text:p text:style-name="P4"><text:span text:style-name="T2">CPU</text:span></text:p>
            </draw:text-box>
          </draw:frame>
        </draw:g>
        <draw:g>
          <draw:custom-shape draw:style-name="gr3" draw:text-style-name="P1" draw:layer="layout" svg:width="9.711cm" svg:height="2.441cm" svg:x="0.823cm" svg:y="10.105cm">
            <text:p/>
  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4.329cm" svg:height="1.935cm" svg:x="5.903cm" svg:y="10.305cm">
            <text:p text:style-name="P4"><text:span text:style-name="T2">L2</text:span></text:p>
  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5" draw:layer="layout" svg:width="2.354cm" svg:height="0.799cm" svg:x="3.303cm" svg:y="11.441cm">
            <text:p text:style-name="P4"><text:span text:style-name="T2">L1 D</text:span></text:p>
  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6" draw:layer="layout" svg:width="2.354cm" svg:height="0.799cm" svg:x="3.303cm" svg:y="10.323cm">
            <text:p text:style-name="P4"><text:span text:style-name="T2">L1 I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8" draw:layer="layout" svg:width="1.763cm" svg:height="4.023cm" svg:x="0.534cm" svg:y="10.122cm">
            <draw:text-box>
              <text:p text:style-name="P7"><text:span text:style-name="T3">6</text:span></text:p>
              <text:p text:style-name="P7"><text:span text:style-name="T3">22</text:span></text:p>
            </draw:text-box>
          </draw:frame>
          <draw:frame draw:style-name="gr7" draw:text-style-name="P9" draw:layer="layout" svg:width="2.881cm" svg:height="3.576cm" draw:transform="rotate (1.5707963267949) translate (2.066cm 12.803cm)">
            <draw:text-box>
              <text:p text:style-name="P4"><text:span text:style-name="T2">CPU</text:span></text:p>
            </draw:text-box>
          </draw:frame>
        </draw:g>
        <draw:g>
          <draw:custom-shape draw:style-name="gr3" draw:text-style-name="P1" draw:layer="layout" svg:width="9.711cm" svg:height="2.441cm" svg:x="0.823cm" svg:y="7.315cm">
            <text:p/>
  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4.329cm" svg:height="1.935cm" svg:x="5.903cm" svg:y="7.515cm">
            <text:p text:style-name="P4"><text:span text:style-name="T2">L2</text:span></text:p>
  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5" draw:layer="layout" svg:width="2.354cm" svg:height="0.799cm" svg:x="3.303cm" svg:y="8.651cm">
            <text:p text:style-name="P4"><text:span text:style-name="T2">L1 D</text:span></text:p>
  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6" draw:layer="layout" svg:width="2.354cm" svg:height="0.799cm" svg:x="3.303cm" svg:y="7.533cm">
            <text:p text:style-name="P4"><text:span text:style-name="T2">L1 I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8" draw:layer="layout" svg:width="1.763cm" svg:height="4.023cm" svg:x="0.534cm" svg:y="7.332cm">
            <draw:text-box>
              <text:p text:style-name="P7"><text:span text:style-name="T3">4</text:span></text:p>
              <text:p text:style-name="P7"><text:span text:style-name="T3">20</text:span></text:p>
            </draw:text-box>
          </draw:frame>
          <draw:frame draw:style-name="gr7" draw:text-style-name="P9" draw:layer="layout" svg:width="2.881cm" svg:height="3.576cm" draw:transform="rotate (1.5707963267949) translate (2.066cm 10.013cm)">
            <draw:text-box>
              <text:p text:style-name="P4"><text:span text:style-name="T2">CPU</text:span></text:p>
            </draw:text-box>
          </draw:frame>
        </draw:g>
        <draw:g>
          <draw:custom-shape draw:style-name="gr9" draw:text-style-name="P1" draw:layer="layout" svg:width="14.979cm" svg:height="23.152cm" svg:x="0.503cm" svg:y="24.786cm">
            <text:p/>
            <draw:enhanced-geometry svg:viewBox="0 0 21600 21600" draw:path-stretchpoint-x="10800" draw:path-stretchpoint-y="10800" draw:text-areas="?f3 ?f4 ?f5 ?f6" draw:mirror-horizontal="false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5" draw:layer="layout" svg:width="4.375cm" svg:height="22.07cm" svg:x="10.805cm" svg:y="25.252cm">
            <text:p text:style-name="P4"><text:span text:style-name="T1">L3</text:span></text:p>
            <draw:enhanced-geometry svg:viewBox="0 0 21600 21600" draw:path-stretchpoint-x="10800" draw:path-stretchpoint-y="10800" draw:text-areas="?f3 ?f4 ?f5 ?f6" draw:mirror-horizontal="false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1" draw:text-style-name="P1" draw:layer="layout" svg:width="9.714cm" svg:height="2.442cm" svg:x="0.829cm" svg:y="25.282cm">
              <text:p/>
              <draw:enhanced-geometry svg:viewBox="0 0 21600 21600" draw:path-stretchpoint-x="10800" draw:path-stretchpoint-y="10800" draw:text-areas="?f3 ?f4 ?f5 ?f6" draw:mirror-horizontal="false" draw:type="round-rectangle" draw:modifiers="540.4931506849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" draw:text-style-name="P5" draw:layer="layout" svg:width="4.333cm" svg:height="1.937cm" svg:x="5.912cm" svg:y="25.482cm">
              <text:p text:style-name="P4"><text:span text:style-name="T2">L2</text:span></text:p>
              <draw:enhanced-geometry svg:viewBox="0 0 21600 21600" draw:path-stretchpoint-x="10800" draw:path-stretchpoint-y="10800" draw:text-areas="?f3 ?f4 ?f5 ?f6" draw:mirror-horizontal="false" draw:type="round-rectangle" draw:modifiers="540.4931506849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3" draw:text-style-name="P5" draw:layer="layout" svg:width="2.357cm" svg:height="0.801cm" svg:x="3.309cm" svg:y="26.618cm">
              <text:p text:style-name="P4"><text:span text:style-name="T2">L1 D</text:span></text:p>
              <draw:enhanced-geometry svg:viewBox="0 0 21600 21600" draw:path-stretchpoint-x="10800" draw:path-stretchpoint-y="10800" draw:text-areas="?f3 ?f4 ?f5 ?f6" draw:mirror-horizontal="false" draw:type="round-rectangle" draw:modifiers="540.4931506849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4" draw:text-style-name="P6" draw:layer="layout" svg:width="2.357cm" svg:height="0.803cm" svg:x="3.309cm" svg:y="25.497cm">
              <text:p text:style-name="P4"><text:span text:style-name="T2">L1 I</text:span></text:p>
              <draw:enhanced-geometry svg:viewBox="0 0 21600 21600" draw:path-stretchpoint-x="10800" draw:path-stretchpoint-y="10800" draw:text-areas="?f3 ?f4 ?f5 ?f6" draw:mirror-horizontal="false" draw:mirror-vertical="false" draw:type="round-rectangle" draw:modifiers="540.4931506849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6" draw:text-style-name="P8" draw:layer="layout" svg:width="1.766cm" svg:height="4.023cm" svg:x="0.54cm" svg:y="25.299cm">
              <draw:text-box>
                <text:p text:style-name="P7"><text:span text:style-name="T3">1</text:span></text:p>
                <text:p text:style-name="P7"><text:span text:style-name="T3">17</text:span></text:p>
              </draw:text-box>
            </draw:frame>
            <draw:frame draw:style-name="gr7" draw:text-style-name="P9" draw:layer="layout" svg:width="2.882cm" svg:height="3.576cm" draw:transform="rotate (1.5707963267949) translate (2.072cm 27.981cm)">
              <draw:text-box>
                <text:p text:style-name="P4"><text:span text:style-name="T2">CPU</text:span></text:p>
              </draw:text-box>
            </draw:frame>
          </draw:g>
          <draw:g>
            <draw:custom-shape draw:style-name="gr15" draw:text-style-name="P1" draw:layer="layout" svg:width="9.714cm" svg:height="2.443cm" svg:x="0.829cm" svg:y="28.073cm">
              <text:p/>
              <draw:enhanced-geometry svg:viewBox="0 0 21600 21600" draw:path-stretchpoint-x="10800" draw:path-stretchpoint-y="10800" draw:text-areas="?f3 ?f4 ?f5 ?f6" draw:mirror-horizontal="false" draw:type="round-rectangle" draw:modifiers="540.4931506849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6" draw:text-style-name="P5" draw:layer="layout" svg:width="4.333cm" svg:height="1.936cm" svg:x="5.912cm" svg:y="28.274cm">
              <text:p text:style-name="P4"><text:span text:style-name="T2">L2</text:span></text:p>
              <draw:enhanced-geometry svg:viewBox="0 0 21600 21600" draw:path-stretchpoint-x="10800" draw:path-stretchpoint-y="10800" draw:text-areas="?f3 ?f4 ?f5 ?f6" draw:mirror-horizontal="false" draw:type="round-rectangle" draw:modifiers="540.4931506849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5" draw:layer="layout" svg:width="2.357cm" svg:height="0.799cm" svg:x="3.309cm" svg:y="29.411cm">
              <text:p text:style-name="P4"><text:span text:style-name="T2">L1 D</text:span></text:p>
              <draw:enhanced-geometry svg:viewBox="0 0 21600 21600" draw:path-stretchpoint-x="10800" draw:path-stretchpoint-y="10800" draw:text-areas="?f3 ?f4 ?f5 ?f6" draw:mirror-horizontal="false" draw:type="round-rectangle" draw:modifiers="540.4931506849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8" draw:text-style-name="P6" draw:layer="layout" svg:width="2.357cm" svg:height="0.8cm" svg:x="3.309cm" svg:y="28.291cm">
              <text:p text:style-name="P4"><text:span text:style-name="T2">L1 I</text:span></text:p>
              <draw:enhanced-geometry svg:viewBox="0 0 21600 21600" draw:path-stretchpoint-x="10800" draw:path-stretchpoint-y="10800" draw:text-areas="?f3 ?f4 ?f5 ?f6" draw:mirror-horizontal="false" draw:mirror-vertical="false" draw:type="round-rectangle" draw:modifiers="540.4931506849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6" draw:text-style-name="P8" draw:layer="layout" svg:width="1.766cm" svg:height="4.023cm" svg:x="0.54cm" svg:y="28.09cm">
              <draw:text-box>
                <text:p text:style-name="P7"><text:span text:style-name="T3">3</text:span></text:p>
                <text:p text:style-name="P7"><text:span text:style-name="T3">19</text:span></text:p>
              </draw:text-box>
            </draw:frame>
            <draw:frame draw:style-name="gr7" draw:text-style-name="P9" draw:layer="layout" svg:width="2.883cm" svg:height="3.576cm" draw:transform="rotate (1.5707963267949) translate (2.072cm 30.773cm)">
              <draw:text-box>
                <text:p text:style-name="P4"><text:span text:style-name="T2">CPU</text:span></text:p>
              </draw:text-box>
            </draw:frame>
          </draw:g>
          <draw:g>
            <draw:custom-shape draw:style-name="gr19" draw:text-style-name="P1" draw:layer="layout" svg:width="9.714cm" svg:height="2.44cm" svg:x="0.829cm" svg:y="39.24cm">
              <text:p/>
              <draw:enhanced-geometry svg:viewBox="0 0 21600 21600" draw:path-stretchpoint-x="10800" draw:path-stretchpoint-y="10800" draw:text-areas="?f3 ?f4 ?f5 ?f6" draw:mirror-horizontal="false" draw:type="round-rectangle" draw:modifiers="540.4931506849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" draw:text-style-name="P5" draw:layer="layout" svg:width="4.333cm" svg:height="1.937cm" svg:x="5.912cm" svg:y="39.439cm">
              <text:p text:style-name="P4"><text:span text:style-name="T2">L2</text:span></text:p>
              <draw:enhanced-geometry svg:viewBox="0 0 21600 21600" draw:path-stretchpoint-x="10800" draw:path-stretchpoint-y="10800" draw:text-areas="?f3 ?f4 ?f5 ?f6" draw:mirror-horizontal="false" draw:type="round-rectangle" draw:modifiers="540.4931506849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8" draw:text-style-name="P5" draw:layer="layout" svg:width="2.357cm" svg:height="0.8cm" svg:x="3.309cm" svg:y="40.576cm">
              <text:p text:style-name="P4"><text:span text:style-name="T2">L1 D</text:span></text:p>
              <draw:enhanced-geometry svg:viewBox="0 0 21600 21600" draw:path-stretchpoint-x="10800" draw:path-stretchpoint-y="10800" draw:text-areas="?f3 ?f4 ?f5 ?f6" draw:mirror-horizontal="false" draw:type="round-rectangle" draw:modifiers="540.4931506849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3" draw:text-style-name="P6" draw:layer="layout" svg:width="2.357cm" svg:height="0.801cm" svg:x="3.309cm" svg:y="39.456cm">
              <text:p text:style-name="P4"><text:span text:style-name="T2">L1 I</text:span></text:p>
              <draw:enhanced-geometry svg:viewBox="0 0 21600 21600" draw:path-stretchpoint-x="10800" draw:path-stretchpoint-y="10800" draw:text-areas="?f3 ?f4 ?f5 ?f6" draw:mirror-horizontal="false" draw:mirror-vertical="false" draw:type="round-rectangle" draw:modifiers="540.4931506849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0" draw:text-style-name="P8" draw:layer="layout" svg:width="1.766cm" svg:height="5.26cm" svg:x="0.54cm" svg:y="39.257cm">
              <draw:text-box>
                <text:p text:style-name="P7"><text:span text:style-name="T3">11</text:span></text:p>
                <text:p text:style-name="P7"><text:span text:style-name="T3">27</text:span></text:p>
              </draw:text-box>
            </draw:frame>
            <draw:frame draw:style-name="gr7" draw:text-style-name="P9" draw:layer="layout" svg:width="2.882cm" svg:height="3.576cm" draw:transform="rotate (1.5707963267949) translate (2.072cm 41.938cm)">
              <draw:text-box>
                <text:p text:style-name="P4"><text:span text:style-name="T2">CPU</text:span></text:p>
              </draw:text-box>
            </draw:frame>
          </draw:g>
          <draw:g>
            <draw:custom-shape draw:style-name="gr21" draw:text-style-name="P1" draw:layer="layout" svg:width="9.714cm" svg:height="2.441cm" svg:x="0.829cm" svg:y="42.032cm">
              <text:p/>
              <draw:enhanced-geometry svg:viewBox="0 0 21600 21600" draw:path-stretchpoint-x="10800" draw:path-stretchpoint-y="10800" draw:text-areas="?f3 ?f4 ?f5 ?f6" draw:mirror-horizontal="false" draw:type="round-rectangle" draw:modifiers="540.4931506849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2" draw:text-style-name="P5" draw:layer="layout" svg:width="4.333cm" svg:height="1.935cm" svg:x="5.912cm" svg:y="42.232cm">
              <text:p text:style-name="P4"><text:span text:style-name="T2">L2</text:span></text:p>
              <draw:enhanced-geometry svg:viewBox="0 0 21600 21600" draw:path-stretchpoint-x="10800" draw:path-stretchpoint-y="10800" draw:text-areas="?f3 ?f4 ?f5 ?f6" draw:mirror-horizontal="false" draw:type="round-rectangle" draw:modifiers="540.4931506849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5" draw:layer="layout" svg:width="2.357cm" svg:height="0.799cm" svg:x="3.309cm" svg:y="43.368cm">
              <text:p text:style-name="P4"><text:span text:style-name="T2">L1 D</text:span></text:p>
              <draw:enhanced-geometry svg:viewBox="0 0 21600 21600" draw:path-stretchpoint-x="10800" draw:path-stretchpoint-y="10800" draw:text-areas="?f3 ?f4 ?f5 ?f6" draw:mirror-horizontal="false" draw:type="round-rectangle" draw:modifiers="540.4931506849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8" draw:text-style-name="P6" draw:layer="layout" svg:width="2.357cm" svg:height="0.8cm" svg:x="3.309cm" svg:y="42.249cm">
              <text:p text:style-name="P4"><text:span text:style-name="T2">L1 I</text:span></text:p>
              <draw:enhanced-geometry svg:viewBox="0 0 21600 21600" draw:path-stretchpoint-x="10800" draw:path-stretchpoint-y="10800" draw:text-areas="?f3 ?f4 ?f5 ?f6" draw:mirror-horizontal="false" draw:mirror-vertical="false" draw:type="round-rectangle" draw:modifiers="540.4931506849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8" draw:text-style-name="P8" draw:layer="layout" svg:width="1.766cm" svg:height="5.259cm" svg:x="0.54cm" svg:y="42.049cm">
              <draw:text-box>
                <text:p text:style-name="P7"><text:span text:style-name="T3">13</text:span></text:p>
                <text:p text:style-name="P7"><text:span text:style-name="T3">29</text:span></text:p>
              </draw:text-box>
            </draw:frame>
            <draw:frame draw:style-name="gr7" draw:text-style-name="P9" draw:layer="layout" svg:width="2.882cm" svg:height="3.576cm" draw:transform="rotate (1.5707963267949) translate (2.072cm 44.731cm)">
              <draw:text-box>
                <text:p text:style-name="P4"><text:span text:style-name="T2">CPU</text:span></text:p>
              </draw:text-box>
            </draw:frame>
          </draw:g>
          <draw:g>
            <draw:custom-shape draw:style-name="gr11" draw:text-style-name="P1" draw:layer="layout" svg:width="9.714cm" svg:height="2.442cm" svg:x="0.829cm" svg:y="44.823cm">
              <text:p/>
              <draw:enhanced-geometry svg:viewBox="0 0 21600 21600" draw:path-stretchpoint-x="10800" draw:path-stretchpoint-y="10800" draw:text-areas="?f3 ?f4 ?f5 ?f6" draw:mirror-horizontal="false" draw:type="round-rectangle" draw:modifiers="540.4931506849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6" draw:text-style-name="P5" draw:layer="layout" svg:width="4.333cm" svg:height="1.936cm" svg:x="5.912cm" svg:y="45.023cm">
              <text:p text:style-name="P4"><text:span text:style-name="T2">L2</text:span></text:p>
              <draw:enhanced-geometry svg:viewBox="0 0 21600 21600" draw:path-stretchpoint-x="10800" draw:path-stretchpoint-y="10800" draw:text-areas="?f3 ?f4 ?f5 ?f6" draw:mirror-horizontal="false" draw:type="round-rectangle" draw:modifiers="540.4931506849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8" draw:text-style-name="P5" draw:layer="layout" svg:width="2.357cm" svg:height="0.8cm" svg:x="3.309cm" svg:y="46.159cm">
              <text:p text:style-name="P4"><text:span text:style-name="T2">L1 D</text:span></text:p>
              <draw:enhanced-geometry svg:viewBox="0 0 21600 21600" draw:path-stretchpoint-x="10800" draw:path-stretchpoint-y="10800" draw:text-areas="?f3 ?f4 ?f5 ?f6" draw:mirror-horizontal="false" draw:type="round-rectangle" draw:modifiers="540.4931506849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6" draw:layer="layout" svg:width="2.357cm" svg:height="0.799cm" svg:x="3.309cm" svg:y="45.04cm">
              <text:p text:style-name="P4"><text:span text:style-name="T2">L1 I</text:span></text:p>
              <draw:enhanced-geometry svg:viewBox="0 0 21600 21600" draw:path-stretchpoint-x="10800" draw:path-stretchpoint-y="10800" draw:text-areas="?f3 ?f4 ?f5 ?f6" draw:mirror-horizontal="false" draw:mirror-vertical="false" draw:type="round-rectangle" draw:modifiers="540.4931506849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0" draw:text-style-name="P8" draw:layer="layout" svg:width="1.766cm" svg:height="5.26cm" svg:x="0.54cm" svg:y="44.84cm">
              <draw:text-box>
                <text:p text:style-name="P7"><text:span text:style-name="T3">15</text:span></text:p>
                <text:p text:style-name="P7"><text:span text:style-name="T3">31</text:span></text:p>
              </draw:text-box>
            </draw:frame>
            <draw:frame draw:style-name="gr7" draw:text-style-name="P9" draw:layer="layout" svg:width="2.883cm" svg:height="3.576cm" draw:transform="rotate (1.5707963267949) translate (2.072cm 47.523cm)">
              <draw:text-box>
                <text:p text:style-name="P4"><text:span text:style-name="T2">CPU</text:span></text:p>
              </draw:text-box>
            </draw:frame>
          </draw:g>
          <draw:g>
            <draw:custom-shape draw:style-name="gr11" draw:text-style-name="P1" draw:layer="layout" svg:width="9.714cm" svg:height="2.442cm" svg:x="0.829cm" svg:y="36.448cm">
              <text:p/>
              <draw:enhanced-geometry svg:viewBox="0 0 21600 21600" draw:path-stretchpoint-x="10800" draw:path-stretchpoint-y="10800" draw:text-areas="?f3 ?f4 ?f5 ?f6" draw:mirror-horizontal="false" draw:type="round-rectangle" draw:modifiers="540.4931506849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" draw:text-style-name="P5" draw:layer="layout" svg:width="4.333cm" svg:height="1.937cm" svg:x="5.912cm" svg:y="36.648cm">
              <text:p text:style-name="P4"><text:span text:style-name="T2">L2</text:span></text:p>
              <draw:enhanced-geometry svg:viewBox="0 0 21600 21600" draw:path-stretchpoint-x="10800" draw:path-stretchpoint-y="10800" draw:text-areas="?f3 ?f4 ?f5 ?f6" draw:mirror-horizontal="false" draw:type="round-rectangle" draw:modifiers="540.4931506849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8" draw:text-style-name="P5" draw:layer="layout" svg:width="2.357cm" svg:height="0.8cm" svg:x="3.309cm" svg:y="37.785cm">
              <text:p text:style-name="P4"><text:span text:style-name="T2">L1 D</text:span></text:p>
              <draw:enhanced-geometry svg:viewBox="0 0 21600 21600" draw:path-stretchpoint-x="10800" draw:path-stretchpoint-y="10800" draw:text-areas="?f3 ?f4 ?f5 ?f6" draw:mirror-horizontal="false" draw:type="round-rectangle" draw:modifiers="540.4931506849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8" draw:text-style-name="P6" draw:layer="layout" svg:width="2.357cm" svg:height="0.8cm" svg:x="3.309cm" svg:y="36.665cm">
              <text:p text:style-name="P4"><text:span text:style-name="T2">L1 I</text:span></text:p>
              <draw:enhanced-geometry svg:viewBox="0 0 21600 21600" draw:path-stretchpoint-x="10800" draw:path-stretchpoint-y="10800" draw:text-areas="?f3 ?f4 ?f5 ?f6" draw:mirror-horizontal="false" draw:mirror-vertical="false" draw:type="round-rectangle" draw:modifiers="540.4931506849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6" draw:text-style-name="P8" draw:layer="layout" svg:width="1.766cm" svg:height="4.023cm" svg:x="0.54cm" svg:y="36.465cm">
              <draw:text-box>
                <text:p text:style-name="P7"><text:span text:style-name="T3">9</text:span></text:p>
                <text:p text:style-name="P7"><text:span text:style-name="T3">25</text:span></text:p>
              </draw:text-box>
            </draw:frame>
            <draw:frame draw:style-name="gr7" draw:text-style-name="P9" draw:layer="layout" svg:width="2.882cm" svg:height="3.576cm" draw:transform="rotate (1.5707963267949) translate (2.072cm 39.147cm)">
              <draw:text-box>
                <text:p text:style-name="P4"><text:span text:style-name="T2">CPU</text:span></text:p>
              </draw:text-box>
            </draw:frame>
          </draw:g>
          <draw:g>
            <draw:custom-shape draw:style-name="gr11" draw:text-style-name="P1" draw:layer="layout" svg:width="9.714cm" svg:height="2.442cm" svg:x="0.829cm" svg:y="33.657cm">
              <text:p/>
              <draw:enhanced-geometry svg:viewBox="0 0 21600 21600" draw:path-stretchpoint-x="10800" draw:path-stretchpoint-y="10800" draw:text-areas="?f3 ?f4 ?f5 ?f6" draw:mirror-horizontal="false" draw:type="round-rectangle" draw:modifiers="540.4931506849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" draw:text-style-name="P5" draw:layer="layout" svg:width="4.333cm" svg:height="1.937cm" svg:x="5.912cm" svg:y="33.857cm">
              <text:p text:style-name="P4"><text:span text:style-name="T2">L2</text:span></text:p>
              <draw:enhanced-geometry svg:viewBox="0 0 21600 21600" draw:path-stretchpoint-x="10800" draw:path-stretchpoint-y="10800" draw:text-areas="?f3 ?f4 ?f5 ?f6" draw:mirror-horizontal="false" draw:type="round-rectangle" draw:modifiers="540.4931506849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3" draw:text-style-name="P5" draw:layer="layout" svg:width="2.357cm" svg:height="0.801cm" svg:x="3.309cm" svg:y="34.993cm">
              <text:p text:style-name="P4"><text:span text:style-name="T2">L1 D</text:span></text:p>
              <draw:enhanced-geometry svg:viewBox="0 0 21600 21600" draw:path-stretchpoint-x="10800" draw:path-stretchpoint-y="10800" draw:text-areas="?f3 ?f4 ?f5 ?f6" draw:mirror-horizontal="false" draw:type="round-rectangle" draw:modifiers="540.4931506849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8" draw:text-style-name="P6" draw:layer="layout" svg:width="2.357cm" svg:height="0.8cm" svg:x="3.309cm" svg:y="33.874cm">
              <text:p text:style-name="P4"><text:span text:style-name="T2">L1 I</text:span></text:p>
              <draw:enhanced-geometry svg:viewBox="0 0 21600 21600" draw:path-stretchpoint-x="10800" draw:path-stretchpoint-y="10800" draw:text-areas="?f3 ?f4 ?f5 ?f6" draw:mirror-horizontal="false" draw:mirror-vertical="false" draw:type="round-rectangle" draw:modifiers="540.4931506849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6" draw:text-style-name="P8" draw:layer="layout" svg:width="1.766cm" svg:height="4.023cm" svg:x="0.54cm" svg:y="33.674cm">
              <draw:text-box>
                <text:p text:style-name="P7"><text:span text:style-name="T3">7</text:span></text:p>
                <text:p text:style-name="P7"><text:span text:style-name="T3">23</text:span></text:p>
              </draw:text-box>
            </draw:frame>
            <draw:frame draw:style-name="gr7" draw:text-style-name="P9" draw:layer="layout" svg:width="2.882cm" svg:height="3.576cm" draw:transform="rotate (1.5707963267949) translate (2.072cm 36.356cm)">
              <draw:text-box>
                <text:p text:style-name="P4"><text:span text:style-name="T2">CPU</text:span></text:p>
              </draw:text-box>
            </draw:frame>
          </draw:g>
          <draw:g>
            <draw:custom-shape draw:style-name="gr11" draw:text-style-name="P1" draw:layer="layout" svg:width="9.714cm" svg:height="2.442cm" svg:x="0.829cm" svg:y="30.866cm">
              <text:p/>
              <draw:enhanced-geometry svg:viewBox="0 0 21600 21600" draw:path-stretchpoint-x="10800" draw:path-stretchpoint-y="10800" draw:text-areas="?f3 ?f4 ?f5 ?f6" draw:mirror-horizontal="false" draw:type="round-rectangle" draw:modifiers="540.4931506849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" draw:text-style-name="P5" draw:layer="layout" svg:width="4.333cm" svg:height="1.937cm" svg:x="5.912cm" svg:y="31.066cm">
              <text:p text:style-name="P4"><text:span text:style-name="T2">L2</text:span></text:p>
              <draw:enhanced-geometry svg:viewBox="0 0 21600 21600" draw:path-stretchpoint-x="10800" draw:path-stretchpoint-y="10800" draw:text-areas="?f3 ?f4 ?f5 ?f6" draw:mirror-horizontal="false" draw:type="round-rectangle" draw:modifiers="540.4931506849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3" draw:text-style-name="P5" draw:layer="layout" svg:width="2.357cm" svg:height="0.801cm" svg:x="3.309cm" svg:y="32.202cm">
              <text:p text:style-name="P4"><text:span text:style-name="T2">L1 D</text:span></text:p>
              <draw:enhanced-geometry svg:viewBox="0 0 21600 21600" draw:path-stretchpoint-x="10800" draw:path-stretchpoint-y="10800" draw:text-areas="?f3 ?f4 ?f5 ?f6" draw:mirror-horizontal="false" draw:type="round-rectangle" draw:modifiers="540.4931506849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8" draw:text-style-name="P6" draw:layer="layout" svg:width="2.357cm" svg:height="0.8cm" svg:x="3.309cm" svg:y="31.083cm">
              <text:p text:style-name="P4"><text:span text:style-name="T2">L1 I</text:span></text:p>
              <draw:enhanced-geometry svg:viewBox="0 0 21600 21600" draw:path-stretchpoint-x="10800" draw:path-stretchpoint-y="10800" draw:text-areas="?f3 ?f4 ?f5 ?f6" draw:mirror-horizontal="false" draw:mirror-vertical="false" draw:type="round-rectangle" draw:modifiers="540.4931506849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6" draw:text-style-name="P8" draw:layer="layout" svg:width="1.766cm" svg:height="4.023cm" svg:x="0.54cm" svg:y="30.882cm">
              <draw:text-box>
                <text:p text:style-name="P7"><text:span text:style-name="T3">5</text:span></text:p>
                <text:p text:style-name="P7"><text:span text:style-name="T3">21</text:span></text:p>
              </draw:text-box>
            </draw:frame>
            <draw:frame draw:style-name="gr7" draw:text-style-name="P9" draw:layer="layout" svg:width="2.883cm" svg:height="3.576cm" draw:transform="rotate (1.5707963267949) translate (2.072cm 33.565cm)">
              <draw:text-box>
                <text:p text:style-name="P4"><text:span text:style-name="T2">CPU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cm" fo:page-height="48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7T12:24:24.276982260</meta:creation-date>
    <dc:date>2015-11-17T12:28:04.506051411</dc:date>
    <meta:editing-duration>PT3M40S</meta:editing-duration>
    <meta:editing-cycles>1</meta:editing-cycles>
    <meta:document-statistic meta:object-count="117"/>
    <meta:generator>LibreOffice/4.4.5.2$Linux_X86_64 LibreOffice_project/40m0$Build-2</meta:generator>
  </office:meta>
</office:document-meta>
</file>